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8F00006D6B000052092D67031F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gr5" style:family="graphic" style:parent-style-name="standard">
      <style:graphic-properties draw:fill-color="#ffff99" draw:textarea-horizontal-align="left" draw:textarea-vertical-align="top" draw:auto-grow-height="false" fo:padding-left="0.05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font-size="14pt"/>
    </style:style>
    <style:style style:name="P6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family="Arial" style:font-family-generic="swiss" style:font-pitch="variable"/>
    </style:style>
    <style:style style:name="P9" style:family="paragraph">
      <style:text-properties fo:font-family="Arial" style:font-family-generic="swiss" style:font-pitch="variable"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family="Arial" style:font-family-generic="swiss" style:font-pitch="variable" fo:font-size="10pt" style:font-size-asian="10pt" style:font-size-complex="10pt"/>
    </style:style>
    <style:style style:name="T7" style:family="text"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18pt" fo:font-style="normal" fo:text-shadow="1pt 1pt" style:text-underline-style="solid" style:text-underline-width="auto" style:text-underline-color="font-color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7cm" svg:height="1.4cm" svg:x="17.8cm" svg:y="6.2cm">
          <text:p text:style-name="P1"><text:span text:style-name="T1">CommitTransactionInd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7cm" svg:height="1.4cm" svg:x="3.6cm" svg:y="6.2cm">
          <text:p text:style-name="P1"><text:span text:style-name="T1">CommitTransactionReques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6cm" svg:y1="6.9cm" svg:x2="17.8cm" svg:y2="6.9cm" draw:start-shape="id1" draw:start-glue-point="1" draw:end-shape="id2" draw:end-glue-point="3" svg:d="m10600 6900h7200">
          <text:p text:style-name="P1"><text:span text:style-name="T2">send</text:span></text:p>
        </draw:connector>
        <draw:frame draw:style-name="gr3" draw:text-style-name="P4" draw:layer="layout" svg:width="11.2cm" svg:height="0.983cm" svg:x="1.6cm" svg:y="0.8cm">
          <draw:text-box>
            <text:p><text:span text:style-name="T3">Scenario - Commit</text:span></text:p>
          </draw:text-box>
        </draw:frame>
        <draw:custom-shape draw:style-name="gr1" draw:text-style-name="P2" xml:id="id3" draw:id="id3" draw:layer="layout" svg:width="7cm" svg:height="1.4cm" svg:x="17.8cm" svg:y="9.2cm">
          <text:p text:style-name="P1"><text:span text:style-name="T1">TransactionCommitCon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7cm" svg:height="1.4cm" svg:x="3.7cm" svg:y="6.2cm">
          <text:p text:style-name="P1"><text:span text:style-name="T1">CommitTransactionReques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1.3cm" svg:y1="7.6cm" svg:x2="21.3cm" svg:y2="9.2cm" draw:start-shape="id2" draw:start-glue-point="2" draw:end-shape="id3" draw:end-glue-point="0" svg:d="m21300 7600v1600">
          <text:p text:style-name="P1"><text:span text:style-name="T2">indicating</text:span></text:p>
        </draw:connector>
        <draw:custom-shape draw:style-name="gr1" draw:text-style-name="P2" xml:id="id4" draw:id="id4" draw:layer="layout" svg:width="7cm" svg:height="1.4cm" svg:x="17.8cm" svg:y="12.4cm">
          <text:p text:style-name="P1"><text:span text:style-name="T1">StoreAccesso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1.3cm" svg:y1="10.6cm" svg:x2="21.3cm" svg:y2="12.4cm" draw:start-shape="id3" draw:start-glue-point="2" draw:end-shape="id4" draw:end-glue-point="0" svg:d="m21300 10600v1800">
          <text:p text:style-name="P1"><text:span text:style-name="T2">preWrite</text:span></text:p>
        </draw:connector>
        <draw:g xml:id="id5" draw:id="id5">
          <draw:custom-shape draw:style-name="gr4" draw:text-style-name="P1" draw:layer="layout" svg:width="7cm" svg:height="5.8cm" svg:x="3.7cm" svg:y="9.2cm">
            <text:p text:style-name="P1">CDOTransaction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2" draw:layer="layout" svg:width="4.6cm" svg:height="3.6cm" svg:x="4.9cm" svg:y="10.8cm">
              <text:p text:style-name="P1"><text:span text:style-name="T1">CDOResource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3" draw:layer="layout" svg:width="2.8cm" svg:height="1.2cm" svg:x="5.5cm" svg:y="12.2cm">
              <text:p text:style-name="P1"><text:span text:style-name="T2">CDOObjec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2" draw:text-style-name="P1" draw:layer="layout" svg:x1="7.2cm" svg:y1="9.2cm" svg:x2="7.2cm" svg:y2="7.6cm" draw:start-shape="id5" draw:start-glue-point="0" draw:end-shape="id6" draw:end-glue-point="2" svg:d="m7200 9200v-1600">
          <text:p text:style-name="P1">commit</text:p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2-08-10T13:44:08</dc:date>
          <text:p>- Wann werden die Revisions in den RevisionCahe hinzugefügt?</text:p>
        </officeooo:annotation>
      </draw:page>
      <draw:page draw:name="page2" draw:style-name="dp1" draw:master-page-name="Standard" presentation:presentation-page-layout-name="AL1T0">
        <draw:custom-shape draw:style-name="gr1" draw:text-style-name="P2" xml:id="id8" draw:id="id8" draw:layer="layout" svg:width="7cm" svg:height="1.4cm" svg:x="17.8cm" svg:y="6.2cm">
          <text:p text:style-name="P1"><text:span text:style-name="T4">LoadRevisionsInd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7" draw:id="id7" draw:layer="layout" svg:width="7.6cm" svg:height="1.4cm" svg:x="3.2cm" svg:y="6.2cm">
          <text:p text:style-name="P5"><text:span text:style-name="T1">EmbeddedClientSessionProtocol</text:span></text:p>
          <draw:enhanced-geometry svg:viewBox="0 0 21600 21600" draw:type="rectangle" draw:enhanced-path="M 0 0 L 21600 0 21600 21600 0 21600 0 0 Z N"/>
        </draw:custom-shape>
        <draw:connector draw:style-name="gr2" draw:text-style-name="P7" draw:layer="layout" svg:x1="10.8cm" svg:y1="6.9cm" svg:x2="17.8cm" svg:y2="6.9cm" draw:start-shape="id7" draw:start-glue-point="1" draw:end-shape="id8" draw:end-glue-point="3" svg:d="m10800 6900h7000">
          <text:p text:style-name="P7"><text:span text:style-name="T5">sen</text:span><text:span text:style-name="T6">d </text:span><text:span text:style-name="T7">LoadRevisionsRequest</text:span></text:p>
        </draw:connector>
        <draw:frame draw:style-name="gr3" draw:text-style-name="P9" draw:layer="layout" svg:width="11.2cm" svg:height="1.715cm" svg:x="1.6cm" svg:y="0.8cm">
          <draw:text-box>
            <text:p text:style-name="P8"><text:span text:style-name="T8">loadRevisions </text:span><text:span text:style-name="T8"><text:line-break/></text:span><text:span text:style-name="T8">in ClientProtocol</text:span></text:p>
          </draw:text-box>
        </draw:frame>
        <draw:connector draw:style-name="gr2" draw:text-style-name="P3" draw:layer="layout" svg:x1="21.3cm" svg:y1="7.6cm" svg:x2="18cm" svg:y2="10.7cm" draw:start-shape="id8" draw:start-glue-point="2" draw:end-shape="id9" draw:end-glue-point="1" svg:d="m21300 7600v3100h-3300">
          <text:p/>
        </draw:connector>
        <draw:custom-shape draw:style-name="gr1" draw:text-style-name="P2" xml:id="id9" draw:id="id9" draw:layer="layout" svg:width="3cm" svg:height="1.4cm" svg:x="15cm" svg:y="10cm">
          <text:p text:style-name="P2">Revision[]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2000008F00006D6B000052092D67031F.wmf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0T10:49:48.19</meta:creation-date>
    <meta:generator>LibreOffice/3.5$Windows_x86 LibreOffice_project/7122e39-92ed229-498d286-15e43b4-d70da21</meta:generator>
    <dc:date>2012-08-17T15:53:33.79</dc:date>
    <meta:editing-duration>PT1H28M25S</meta:editing-duration>
    <meta:editing-cycles>14</meta:editing-cycles>
    <meta:document-statistic meta:object-count="46"/>
  </office:meta>
</office:document-meta>
</file>